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fo:text-align="justify" style:justify-single-word="false" style:writing-mode="page"/>
      <style:text-properties officeooo:paragraph-rsid="0021ef5a"/>
    </style:style>
    <style:style style:name="P2" style:family="paragraph" style:parent-style-name="Standard">
      <style:paragraph-properties fo:line-height="150%" fo:text-align="justify" style:justify-single-word="false" style:writing-mode="page"/>
      <style:text-properties style:font-name="Times" fo:font-size="12pt" officeooo:rsid="0007e14c" officeooo:paragraph-rsid="0007e14c" style:font-size-asian="12pt" style:font-size-complex="12pt"/>
    </style:style>
    <style:style style:name="P3" style:family="paragraph" style:parent-style-name="Standard">
      <style:paragraph-properties fo:line-height="150%" fo:text-align="justify" style:justify-single-word="false" style:writing-mode="page"/>
      <style:text-properties style:font-name="Times" fo:font-size="12pt" officeooo:rsid="0007e14c" officeooo:paragraph-rsid="00145ec4" style:font-size-asian="12pt" style:font-size-complex="12pt"/>
    </style:style>
    <style:style style:name="P4" style:family="paragraph" style:parent-style-name="Standard">
      <style:paragraph-properties fo:line-height="150%" fo:text-align="justify" style:justify-single-word="false" style:writing-mode="page"/>
      <style:text-properties style:font-name="Times" fo:font-size="12pt" officeooo:rsid="0007e14c" officeooo:paragraph-rsid="001adcc9" style:font-size-asian="12pt" style:font-size-complex="12pt"/>
    </style:style>
    <style:style style:name="P5" style:family="paragraph" style:parent-style-name="Standard">
      <style:paragraph-properties fo:line-height="150%" fo:text-align="justify" style:justify-single-word="false" style:writing-mode="page"/>
      <style:text-properties style:font-name="Times" fo:font-size="12pt" officeooo:paragraph-rsid="00101985" style:font-size-asian="12pt" style:font-size-complex="12pt"/>
    </style:style>
    <style:style style:name="P6" style:family="paragraph" style:parent-style-name="Standard">
      <style:paragraph-properties fo:line-height="150%" fo:text-align="justify" style:justify-single-word="false" style:writing-mode="page"/>
      <style:text-properties style:font-name="Times" fo:font-size="12pt" officeooo:rsid="001fcce0" officeooo:paragraph-rsid="0007e14c" style:font-size-asian="12pt" style:font-size-complex="12pt"/>
    </style:style>
    <style:style style:name="P7" style:family="paragraph" style:parent-style-name="Standard">
      <style:paragraph-properties fo:line-height="150%" fo:text-align="justify" style:justify-single-word="false" style:writing-mode="page"/>
      <style:text-properties officeooo:paragraph-rsid="00252a64"/>
    </style:style>
    <style:style style:name="P8" style:family="paragraph" style:parent-style-name="Standard">
      <style:paragraph-properties fo:line-height="150%" fo:text-align="justify" style:justify-single-word="false" style:writing-mode="page"/>
      <style:text-properties fo:font-variant="normal" fo:text-transform="none" fo:color="#000000" style:font-name="Times" fo:font-size="12pt" fo:letter-spacing="normal" fo:font-style="normal" fo:font-weight="normal" officeooo:rsid="0021ef5a" officeooo:paragraph-rsid="0021137c" style:font-size-asian="12pt" style:font-size-complex="12pt"/>
    </style:style>
    <style:style style:name="T1" style:family="text">
      <style:text-properties officeooo:rsid="0007e14c"/>
    </style:style>
    <style:style style:name="T2" style:family="text">
      <style:text-properties fo:color="#ff3333"/>
    </style:style>
    <style:style style:name="T3" style:family="text">
      <style:text-properties fo:font-variant="normal" fo:text-transform="none" fo:color="#253a44" fo:letter-spacing="normal" fo:font-style="normal" fo:font-weight="normal"/>
    </style:style>
    <style:style style:name="T4" style:family="text">
      <style:text-properties fo:font-variant="normal" fo:text-transform="none" fo:color="#253a44" fo:letter-spacing="normal" fo:font-style="normal" fo:font-weight="normal" officeooo:rsid="00101985"/>
    </style:style>
    <style:style style:name="T5" style:family="text">
      <style:text-properties fo:font-variant="normal" fo:text-transform="none" fo:color="#1c2c34" fo:letter-spacing="normal" fo:font-style="normal" fo:font-weight="normal" officeooo:rsid="000f60a0" style:letter-kerning="false"/>
    </style:style>
    <style:style style:name="T6" style:family="text">
      <style:text-properties fo:font-variant="normal" fo:text-transform="none" fo:color="#1c2c34" fo:letter-spacing="normal" fo:font-style="normal" fo:font-weight="normal" officeooo:rsid="0011d270" style:letter-kerning="false"/>
    </style:style>
    <style:style style:name="T7" style:family="text">
      <style:text-properties fo:font-variant="normal" fo:text-transform="none" fo:color="#1c2c34" fo:letter-spacing="normal" fo:font-style="normal" fo:font-weight="normal" officeooo:rsid="00106732" style:letter-kerning="false"/>
    </style:style>
    <style:style style:name="T8" style:family="text">
      <style:text-properties fo:font-variant="normal" fo:text-transform="none" fo:color="#1c2c34" fo:letter-spacing="normal" fo:font-style="normal" fo:font-weight="normal" officeooo:rsid="0011eb66" style:letter-kerning="false"/>
    </style:style>
    <style:style style:name="T9" style:family="text">
      <style:text-properties fo:font-variant="normal" fo:text-transform="none" fo:color="#1c2c34" fo:letter-spacing="normal" fo:font-style="normal" fo:font-weight="normal" officeooo:rsid="000aba3b" style:letter-kerning="false"/>
    </style:style>
    <style:style style:name="T10" style:family="text">
      <style:text-properties fo:font-variant="normal" fo:text-transform="none" fo:color="#1c2c34" fo:letter-spacing="normal" fo:font-style="normal" fo:font-weight="normal" officeooo:rsid="0016cd17" style:letter-kerning="false"/>
    </style:style>
    <style:style style:name="T11" style:family="text">
      <style:text-properties fo:font-variant="normal" fo:text-transform="none" fo:color="#1c2c34" fo:letter-spacing="normal" fo:font-style="normal" fo:font-weight="normal" officeooo:rsid="00101985"/>
    </style:style>
    <style:style style:name="T12" style:family="text">
      <style:text-properties fo:font-variant="normal" fo:text-transform="none" fo:color="#1c2c34" style:text-outline="false" fo:letter-spacing="normal" fo:font-style="normal" fo:font-weight="normal" officeooo:rsid="001c7855" style:letter-kerning="false"/>
    </style:style>
    <style:style style:name="T13" style:family="text">
      <style:text-properties fo:font-variant="normal" fo:text-transform="none" fo:color="#1c2c34" style:text-outline="false" fo:letter-spacing="normal" fo:font-style="normal" fo:font-weight="normal" officeooo:rsid="001d5eb6" style:letter-kerning="false"/>
    </style:style>
    <style:style style:name="T14" style:family="text">
      <style:text-properties fo:font-variant="normal" fo:text-transform="none" fo:color="#1c2c34" style:text-outline="false" fo:letter-spacing="normal" fo:font-style="normal" fo:font-weight="normal" officeooo:rsid="002a4dc9" style:letter-kerning="false"/>
    </style:style>
    <style:style style:name="T15" style:family="text">
      <style:text-properties fo:font-variant="normal" fo:text-transform="none" fo:color="#1c2c34" style:text-outline="false" fo:letter-spacing="normal" fo:font-style="normal" fo:font-weight="normal" officeooo:rsid="00200a11" style:letter-kerning="false"/>
    </style:style>
    <style:style style:name="T16" style:family="text">
      <style:text-properties fo:font-variant="normal" fo:text-transform="none" fo:color="#1c2c34" style:text-outline="false" fo:letter-spacing="normal" fo:font-style="normal" fo:font-weight="normal" officeooo:rsid="0017e4ae" style:letter-kerning="false"/>
    </style:style>
    <style:style style:name="T17" style:family="text">
      <style:text-properties fo:font-variant="normal" fo:text-transform="none" fo:color="#000000" style:font-name="Times" fo:font-size="12pt" fo:letter-spacing="normal" fo:font-style="normal" fo:font-weight="normal"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07e14c"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1fcce0"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21137c"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21ef5a"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231cc9" style:font-size-asian="12pt" style:font-size-complex="12pt"/>
    </style:style>
    <style:style style:name="T23" style:family="text">
      <style:text-properties fo:font-variant="normal" fo:text-transform="none" fo:color="#0080ff" style:font-name="Times" fo:font-size="12pt" fo:letter-spacing="normal" fo:font-style="normal" fo:font-weight="normal" officeooo:rsid="0007e14c" style:font-size-asian="12pt" style:font-size-complex="12pt"/>
    </style:style>
    <style:style style:name="T24" style:family="text">
      <style:text-properties officeooo:rsid="0010f465"/>
    </style:style>
    <style:style style:name="T25" style:family="text">
      <style:text-properties officeooo:rsid="00128843"/>
    </style:style>
    <style:style style:name="T26" style:family="text">
      <style:text-properties officeooo:rsid="00144656"/>
    </style:style>
    <style:style style:name="T27" style:family="text">
      <style:text-properties fo:color="#1c2c34" fo:letter-spacing="normal" officeooo:rsid="000f60a0" style:letter-kerning="false"/>
    </style:style>
    <style:style style:name="T28" style:family="text">
      <style:text-properties fo:color="#1c2c34" fo:letter-spacing="normal" officeooo:rsid="001b91a4" style:letter-kerning="false"/>
    </style:style>
    <style:style style:name="T29" style:family="text">
      <style:text-properties officeooo:rsid="0016cd17"/>
    </style:style>
    <style:style style:name="T30" style:family="text">
      <style:text-properties officeooo:rsid="0017e4ae"/>
    </style:style>
    <style:style style:name="T31" style:family="text">
      <style:text-properties officeooo:rsid="001adcc9"/>
    </style:style>
    <style:style style:name="T32" style:family="text">
      <style:text-properties style:font-name="Times" fo:font-size="12pt" officeooo:rsid="0007e14c" style:font-size-asian="12pt" style:font-size-complex="12pt"/>
    </style:style>
    <style:style style:name="T33" style:family="text">
      <style:text-properties style:font-name="Times" fo:font-size="12pt" officeooo:rsid="0021137c" style:font-size-asian="12pt" style:font-size-complex="12pt"/>
    </style:style>
    <style:style style:name="T34" style:family="text">
      <style:text-properties style:font-name="Times" fo:font-size="12pt" officeooo:rsid="002452e3" style:font-size-asian="12pt" style:font-size-complex="12pt"/>
    </style:style>
    <style:style style:name="T35" style:family="text">
      <style:text-properties style:font-name="Times" fo:font-size="12pt" officeooo:rsid="00252a64" style:font-size-asian="12pt" style:font-size-complex="12pt"/>
    </style:style>
    <style:style style:name="T36" style:family="text">
      <style:text-properties officeooo:rsid="001b91a4"/>
    </style:style>
    <style:style style:name="T37" style:family="text">
      <style:text-properties officeooo:rsid="001bee7b"/>
    </style:style>
    <style:style style:name="T38" style:family="text">
      <style:text-properties officeooo:rsid="001f1eeb"/>
    </style:style>
    <style:style style:name="T39" style:family="text">
      <style:text-properties officeooo:rsid="00259a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s dias de hoje o abuso do vocábulo sistema faz com que repliquemos o termo em diversos ramos diferentes, como sistema político, sistema digestivo, sistema de fabricação entre outros, também temos sistemas baseados em computador. Este ultimo pode ser visto como um arranjo de coisas relacionadas para atingir alguma meta por meio de processamento de informação, envolvendo software, hardware, pessoas, banco de dados, documentação e procedimentos. <text:span text:style-name="T2">A analise de sistemas implica em realizar um estudo profundo de forma a entender como o sistema funciona e verificar se é necessário introduzir melhorias, sendo acima de tudo uma atividade de resolução de problemas.</text:span> Esta atividade envolve desenvolver um conjunto de modelos gráficos que atua como especificação do sistema, ajudando a descrever seu comportamento e confiabilidade requerida. </text:p>
      <text:p text:style-name="P2"/>
      <text:p text:style-name="P2">A analise de sistemas é uma série de tarefas de modelagem que levam a especificação completa dos requisitos e à representação abrangente do projeto a ser construído. Basicamente seu objetivo é descrever o que o cliente exige; estabelecer a base para criação do software; e, definir um conjunto de requisitos que podem validar o que foi construído. Cabendo ao analista focalizar nos requisitos fornecendo uma visão aprofundada do domínio do negócio, ao ponto de representar os relacionamentos entre classes e funções. Ao analisar os requisitos em domínios específicos de negócio, a engenharia de software observa que padrões se repetem entre as aplicações de forma a serem definidos e categorizados, permitindo ao analista quando reconhece-los poder reutiliza-los. </text:p>
      <text:p text:style-name="P2"/>
      <text:p text:style-name="P5"><text:span text:style-name="T1">A criação de modelos de análise somado a utilização de componentes reutilizáveis melhora os prazos de colocação no mercado e reduz o custo de desenvolvimento. Contudo o modelo deve ser simples o suficiente e agregar valor aos interessados, podendo ser aplicado em diversos seguimentos como, projetos, orçamentos, garantia de qualidade. A analise orientada a objetos (OO), é uma atividades de construção de modelos e documentação, tem</text:span><text:span text:style-name="T3"> foco no mapeamento de uma solução sistêmica para processo</text:span><text:span text:style-name="T4">s</text:span><text:span text:style-name="T3"> de negócio</text:span><text:span text:style-name="T4">s. Todos os modelos aplicam os conceitos de </text:span><text:span text:style-name="T11">orientação a objetos na construção dos modelos. </text:span><text:span text:style-name="T1"><text:s/></text:span></text:p>
      <text:p text:style-name="P2"/>
      <text:p text:style-name="P4"><text:span text:style-name="T24">A</text:span> técnica de analise Orientada a Objetos <text:span text:style-name="T26">permite </text:span>representa<text:span text:style-name="T26">r</text:span> a<text:span text:style-name="T24">s</text:span> informação composta que deve<text:span text:style-name="T24">m</text:span> ser compreendida pelo software. <text:span text:style-name="T24">Os</text:span> objetos podem ser qualquer coisa <text:span text:style-name="T25">do mundo real</text:span>, se você esta construindo uma casa, paredes, portas e janelas são alguns itens ou objetos que serão importantes para você. Alem de poderem ser diferentes, cada uma dessas coisas também possuem comportamentos distintos e um conjunto de propriedades que os caracteriza. As portas tem altura, largura e são solidas e possuem o comportamento adicional que permitem serem abertas em uma direção. As janelas são semelhantes às portas, mas têm propriedades ligeiramente diferentes, seu objetivo não é permitir que as pessoas a usem como passagem mas sim que olhem através delas. Portanto vemos que os objetos, possuem características e comportamentos que podem ser descritos, a esta descrição conceitual da-se o nome de Classe. </text:p>
      <text:p text:style-name="P4"/>
      <text:p text:style-name="P4"/>
      <text:p text:style-name="P4"><text:soft-page-break/><text:span text:style-name="T36">Na orientação a objetos (OO), s</text:span>e você pensar na classe Pessoa, ela te<text:span text:style-name="T36">rá</text:span> alguns atributos comuns a qualquer pessoa como, nome, idade, sexo e uma série de comportamentos como, correr, pular, dormir. Uma classe define o que é uma pessoa, e uma Instância dessa classe representa uma pessoa no mundo real, como Maria <text:span text:style-name="T29">e</text:span> Pedro. <text:span text:style-name="T27">A classe não é o objeto propriamente dito, mas sim, um template para a construção de qualquer objeto, </text:span><text:span text:style-name="T28">como</text:span><text:span text:style-name="T27">, Maria e Pedro são instâncias da classe Pessoa. Uma outra característica da classe é sua identidade, que deve ser única </text:span><text:span text:style-name="T5">dentro do sistema para que não haja conflito. A nomenclatura da classe deve possuir uma semântica dentro d</text:span><text:span text:style-name="T6">o contexto da</text:span><text:span text:style-name="T5"> aplicação e por convenção </text:span><text:span text:style-name="T7">o nome da classe deve iniciar sempre com a inicial </text:span><text:span text:style-name="T6">em </text:span><text:span text:style-name="T7">maiúscula </text:span><text:span text:style-name="T6">(Pessoa)</text:span><text:span text:style-name="T7"> </text:span><text:span text:style-name="T6">e se o nome for composto, as iniciais de cada palavra em maiúscula (PessoaFisica, PessoaJuridica) e não usar ifém, underline </text:span><text:span text:style-name="T8">ou espaço</text:span><text:span text:style-name="T6"> para separar as palavras, </text:span><text:span text:style-name="T8">elas devem está unidas</text:span><text:span text:style-name="T6">. </text:span><text:span text:style-name="T10">N</text:span><text:span text:style-name="T9">ela conterá todos os atributos e métodos de um determinado objeto. Os atributos são as propriedades e os métodos os comportamentos de um objeto, ao implementar a classe Pessoa, podemos identificar alguns atributos como: nome, idade, sexo, entre outros e alguns métodos como: andar, falar, correr, entre outros. O processo de mapear todos os atributos e métodos necessários para uma classe é chamado de Abstração. </text:span><text:span text:style-name="T10">Outro aspecto importante da POO que merece ressalva,</text:span><text:span text:style-name="T12"> permite otimiza</text:span><text:span text:style-name="T13">r</text:span><text:span text:style-name="T12"> a produção da aplicação em tempo e linhas de código, e consiste </text:span><text:span text:style-name="T16">no</text:span><text:span text:style-name="T12"> reu</text:span><text:span text:style-name="T16">so de</text:span><text:span text:style-name="T12"> código já inscrito, </text:span><text:span text:style-name="T14">de forma que as classes </text:span><text:span text:style-name="T16">podem</text:span><text:span text:style-name="T12"> herda</text:span><text:span text:style-name="T16">r</text:span><text:span text:style-name="T12"> características d</text:span><text:span text:style-name="T16">e</text:span><text:span text:style-name="T12"> </text:span><text:span text:style-name="T16">outras classes </text:span><text:span text:style-name="T12">pais </text:span><text:span text:style-name="T16">ou superclasse</text:span><text:span text:style-name="T12">, e por sua vez vão passar para seus filhos</text:span><text:span text:style-name="T15">.</text:span></text:p>
      <text:p text:style-name="P3"/>
      <text:p text:style-name="P4"><text:span text:style-name="T30">Todo esse contexto técnico e complexo da POO somando a todos processo de análise, pode acarretar na dificuldade de compreensão por parte de outros membros da equipe do projeto e também do cliente. Neste sentido se faz uso da </text:span>Linguagem UML (Unified Modeling Language) <text:span text:style-name="T31">uma <text:s/></text:span>linguagem gráfica para modelagem de software <text:span text:style-name="T31">e processos de negócios. </text:span>A UML abrange elementos conceituais, como processo comerciais, funções de sistemas e elementos concretos como classes de linguagens de programação <text:span text:style-name="T37">e orientação a objetos</text:span>. É independente de processos, apesar de ser utilizada em processos orientados a caso de uso, centrados na arquitetura, interativos e incrementais, também abrange a documentação e todos os seus detalhes. A UML fornece um conjunto de diagramas, mas iremos abordas apenas dois, que são, diagrama de caso de uso e diagramas de classe. </text:p>
      <text:p text:style-name="P2"/>
      <text:p text:style-name="P2">O diagrama de caso de uso mostra o que o sistema faz do ponto de vista do usuário, descrevendo as principais funcionalidades do sistema porém, não nos aprofundamos em detalhes técnicos. Ele é composto por um Cenário (conjunto de eventos que acontecem quando o usuário interage com o sistema), um Ator (um tipo de usuário, graficamente representado por o um homem palito), um Caso de Uso (uma tarefa realizada por um ator, representada por uma elipse) e a Comunicação que liga o autor ao caso de uso representado por setas. O diagrama de caso de uso permite modelar o contexto de um sistema dando ênfase ao atores ao redor do sistema, em um sistema bancário por exemplo, temos coisas internos ao sistema, como gerentes de contas, validação de conta, cartão de crédito. Do mesmo modo, fora do sistema temos coisas como cliente de conta, cliente de crédito. Todas essas coisas externas e internas se relacionam entre se e fazem parte do sistema. Identificar, <text:soft-page-break/>organizar criar estereótipos para os atores bem como preencher o caso de uso para cada ator permite decidir o que está incluído e o que será restringido no sistema, a partir dai podemos estabelecer quais são os requisitos do sistema declarando um tipo de contrato com o que se espera que o sistema faz. </text:p>
      <text:p text:style-name="P2"/>
      <text:p text:style-name="P2">A representação gráfica das classes em UML permite visualizar uma abstração independente de qualquer linguagem de programação, dando ênfase a partes importantes como, nome, atributos e comportamentos. A representação <text:span text:style-name="T38">gráfica </text:span>de uma classe é na forma de um retângulo dividido em 3 partes, a primeira é um cabeçalho com o nome da classe e estas devem ter nomes diferentes uma das outras, a segunda parte contem a lista dos atributos, por fim, a ultima contem a lista dos métodos que determinam o seu comportamento. Em um sistema bancário um cliente possui uma conta, ou seja, a classe Cliente se relaciona com a classe Conta. Os relacionamentos <text:span text:style-name="T38">são os tipos de herança </text:span>entre classes, <text:span text:style-name="T39">e</text:span> são, as dependências, generalizações e as associações. As dependências são relacionamentos de utilização e determina a modificação de um item e não o seu inverso, essa relação é representada por linhas tracejadas com seta apontando o item do qual o outro depende. A generalização pode ser definido como um relacionamento de herança do tipo, subclasse filha e classe mãe, por exemplo as classes conta corrente e conta poupança tem algumas características e propriedades comuns a classe conta, dessa forma, Conta Corrente e Conta Poupança possuem uma generalização com a classe Conta, é representada por uma linha sólida que aponta para a classe mãe. As associações são relacionamentos estruturais entre instâncias de classes, tomando como exemplo o sistema bancário, isso quer dizer que o Cliente João vai ter uma associação com a conta uma corrente corrente ou poupança. </text:p>
      <text:p text:style-name="P6"/>
      <text:p text:style-name="P1"><text:span text:style-name="T18">A análise é uma atividade de </text:span><text:span text:style-name="Emphasis"><text:span text:style-name="T18">investigação </text:span></text:span><text:span text:style-name="Emphasis"><text:span text:style-name="T19">do </text:span></text:span><text:span text:style-name="T18">problema e consiste das atividades necessárias para entender o </text:span><text:span text:style-name="T23">domínio do problema</text:span><text:span text:style-name="T18"> </text:span><text:span text:style-name="T19">descrevendo tudo </text:span><text:span text:style-name="Emphasis"><text:span text:style-name="T18">o que </text:span></text:span><text:span text:style-name="T18">deve ser feito </text:span><text:span text:style-name="T19">de modo que cliente e equipe do projeto tenha conhecimento do que vai ser feito, assim que aprovado. </text:span><text:span text:style-name="T17">O projeto </text:span><text:span text:style-name="T22">descreve a fase de desenvolvimento e </text:span><text:span text:style-name="T19">por sua vez,</text:span><text:span text:style-name="T17"> inclui as atividades que resultam em informação </text:span><text:span text:style-name="T19">mais direcionada a equipe de desenvolvimento </text:span><text:span text:style-name="T20">como modelos, arquiteturas e </text:span><text:span text:style-name="Emphasis"><text:span text:style-name="T20">como</text:span></text:span><text:span text:style-name="T20"> pode ser feito a solução o que consiste das atividades de criação. </text:span><text:span text:style-name="T18">A perspectiva empregada de </text:span><text:span text:style-name="Emphasis"><text:span text:style-name="T18">objetos</text:span></text:span><text:span text:style-name="T18"> </text:span><text:span text:style-name="T22">d</text:span><text:span text:style-name="T17">urante a Análise OO, está em descrever objetos no domínio do problema, a ênfase está em </text:span><text:span text:style-name="T22">construir os</text:span><text:span text:style-name="T17"> objetos lógicos de software que poderão ser eventualmente implementados usando uma linguagem de programação OO. Durante a construção (programação OO), os objetos do projeto são implementados e </text:span><text:span text:style-name="T21">deseja-se que sejam rigorosamente</text:span><text:span text:style-name="T17"> testados. </text:span><text:span text:style-name="T21">Algumas ferramentas de desenvolvimento são capazes de utilizar a modelagem construída no processo de análise para a gerar de código fonte de algumas linguagens de programação. De qualquer forma quanto melhor modelado for a documentação, melhor será o entendimento e compreensão do problema a ser resolvido. </text:span></text:p>
      <text:p text:style-name="P8"/>
      <text:p text:style-name="P7"><text:span text:style-name="T32">O </text:span><text:span text:style-name="T33">trabalho investigativo da A</text:span><text:span text:style-name="T32">nálise </text:span><text:span text:style-name="T33">aplicado a Projetos Orientados a Objetos e o uso de ferramentas cases como a UML permite </text:span><text:span text:style-name="T32">cria</text:span><text:span text:style-name="T34">r</text:span><text:span text:style-name="T32"> uma variedade de representações em sua maioria de forma gráfica </text:span><text:soft-page-break/><text:span text:style-name="T32">que demonstre as </text:span><text:span text:style-name="T33">características</text:span><text:span text:style-name="T32">, comportamentos, requisito, </text:span><text:span text:style-name="T34">arquitetura, processos e etapas de processos</text:span><text:span text:style-name="T32"> de software. </text:span><text:span text:style-name="T35">Esse arranjo é consolidado no mercado. Como já abordado a UML fornece ferramentas que constroem modelos tanto para o processo de negócio quanto modelos complexos de desenvolvimento,</text:span><text:span text:style-name="T32"> utilizados para v</text:span><text:span text:style-name="T35">isualizar melhor algumas estratégias de arquitetura de um</text:span><text:span text:style-name="T32"> <text:s/></text:span><text:span text:style-name="T35">projeto de </text:span><text:span text:style-name="T32">sistema.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8:43:31.680340921</meta:creation-date>
    <dc:date>2019-02-07T10:26:11.411569830</dc:date>
    <meta:editing-duration>PT50M56S</meta:editing-duration>
    <meta:editing-cycles>5</meta:editing-cycles>
    <meta:generator>LibreOffice/5.2.3.3$MacOSX_X86_64 LibreOffice_project/d54a8868f08a7b39642414cf2c8ef2f228f780cf</meta:generator>
    <meta:document-statistic meta:table-count="0" meta:image-count="0" meta:object-count="0" meta:page-count="4" meta:paragraph-count="10" meta:word-count="1620" meta:character-count="10213" meta:non-whitespace-character-count="8591"/>
  </office:meta>
</office:document-meta>
</file>